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YuGothic, 'Hiragino Kaku Gothic Pro', Meiryo, sans-serif"/>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64cm" fo:text-align="justify" style:justify-single-word="false" fo:orphans="2" fo:widows="2"/>
      <style:text-properties fo:font-variant="normal" fo:text-transform="none" fo:color="#333333" style:font-name="Lato" fo:font-size="13pt" fo:letter-spacing="normal" fo:font-style="normal" fo:font-weight="normal"/>
    </style:style>
    <style:style style:name="P2" style:family="paragraph" style:parent-style-name="Text_20_body">
      <style:paragraph-properties fo:margin-top="0cm" fo:margin-bottom="0cm" loext:contextual-spacing="false" style:line-height-at-least="0.64cm" fo:text-align="justify" style:justify-single-word="false" fo:orphans="2" fo:widows="2"/>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master-page-name="HTML">
      <style:paragraph-properties fo:margin-top="0cm" fo:margin-bottom="0cm" loext:contextual-spacing="false" style:line-height-at-least="0.64cm" fo:text-align="justify" style:justify-single-word="false" fo:orphans="2" fo:widows="2" style:page-number="auto"/>
      <style:text-properties fo:font-variant="normal" fo:text-transform="none" fo:color="#333333" style:font-name="Lato" fo:font-size="13pt" fo:letter-spacing="normal" fo:font-style="normal" fo:font-weight="bold"/>
    </style:style>
    <style:style style:name="T1" style:family="text">
      <style:text-properties fo:font-variant="normal" fo:text-transform="none" fo:color="#333333" fo:letter-spacing="normal"/>
    </style:style>
    <style:style style:name="T2" style:family="text">
      <style:text-properties fo:font-variant="normal" fo:text-transform="none" fo:color="#333333" style:font-name="Lato" fo:font-size="13pt" fo:letter-spacing="normal" fo:font-style="normal" fo:font-weight="normal"/>
    </style:style>
    <style:style style:name="Sect1" style:family="section">
      <style:section-properties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section text:style-name="Sect1" text:name="Seção1">
          <text:p text:style-name="P4"><text:bookmark text:name="texto"/>Um morto é um morto</text:p>
          <text:p text:style-name="P2"/>
          <text:p text:style-name="P1">Isso é lógico, mas às vezes nos esquecemos deste fato.</text:p>
          <text:p text:style-name="P1">Muitas vezes nos dirigimos a alguém pra falar de Jesus, e expressamos o que Deus gostaria que elas fossem, modo de agir e de ser. Queremos que elas se comportem como cristãos, sem ao menos nos atentarmos em despertar suas consciências para o fato de elas serem pecadoras necessitando de salvação. A menos que sejam vivificadas pelo Espírito de nada adianta todo bem proceder de suas vidas, seria como vestir um porco, ou um cão, com pele de ovelha, logo eles acabariam voltando a lama ou ao seu próprio vômito.</text:p>
          <text:p text:style-name="P2"/>
          <text:p text:style-name="P1">As obras que alguém realiza em si mesmo são obras mortas feitas na carne, que qualquer religião é capaz de ensinar, qualquer membro de uma seita é capaz de seguir, mas elas mesmas não podem salvar o pecador de seu estado natural, perdido e sem vida.</text:p>
          <text:p text:style-name="P2"/>
          <text:p text:style-name="P2"><text:span text:style-name="T1">“</text:span><text:span text:style-name="T2">Portanto, como por um homem entrou o pecado no mundo, e pelo pecado a morte, assim também a morte passou a todos os homens por isso que todos pecaram.” (</text:span><text:a xlink:type="simple" xlink:href="http://bibliaonline.com.br/acf/rm/5/12" text:style-name="Internet_20_link" text:visited-style-name="Visited_20_Internet_20_Link">Rm 5:12</text:a><text:span text:style-name="T2">).</text:span></text:p>
          <text:p text:style-name="P2"/>
          <text:p text:style-name="P2"><text:span text:style-name="T2">Apenas o sacrifício de Cristo é capaz de salvar o pecador, é pela fé em Cristo que se alcança a salvação, a vida eterna. (</text:span><text:a xlink:type="simple" xlink:href="http://bibliaonline.com.br/acf/ef/2/8" text:style-name="Internet_20_link" text:visited-style-name="Visited_20_Internet_20_Link">Ef 2:8</text:a><text:span text:style-name="T2">)</text:span></text:p>
          <text:p text:style-name="P2"/>
          <text:p text:style-name="P1">Miguel Silva</text:p>
        </text:section>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YuGothic, 'Hiragino Kaku Gothic Pro', Meiryo, sans-serif"/>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15%"/>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22:25:32.662542074</meta:creation-date>
    <dc:date>2019-02-17T23:09:32.782941184</dc:date>
    <meta:generator>LibreOffice/6.0.7.3$Linux_X86_64 LibreOffice_project/00m0$Build-3</meta:generator>
    <meta:editing-duration>PT15S</meta:editing-duration>
    <meta:editing-cycles>2</meta:editing-cycles>
    <meta:document-statistic meta:table-count="0" meta:image-count="0" meta:object-count="0" meta:page-count="1" meta:paragraph-count="7" meta:word-count="210" meta:character-count="1136" meta:non-whitespace-character-count="933"/>
  </office:meta>
</office:document-meta>
</file>